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deks</text:p>
          </table:table-cell>
          <table:table-cell table:style-name="ce1" office:value-type="string" calcext:value-type="string" table:number-columns-spanned="4" table:number-rows-spanned="2">
            <text:p>Ime i prezime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Poeni</text:p>
          </table:table-cell>
          <table:table-cell table:number-columns-repeated="1018"/>
        </table:table-row>
        <table:table-row table:style-name="ro1">
          <table:covered-table-cell table:number-columns-repeated="6" table:style-name="ce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8/2015</text:p>
          </table:table-cell>
          <table:table-cell table:style-name="ce3" office:value-type="string" calcext:value-type="string" table:number-columns-spanned="4" table:number-rows-spanned="2">
            <text:p>Marko Serbic</text:p>
          </table:table-cell>
          <table:covered-table-cell table:number-columns-repeated="3"/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26/2015</text:p>
          </table:table-cell>
          <table:table-cell table:style-name="ce3" office:value-type="string" calcext:value-type="string" table:number-columns-spanned="4" table:number-rows-spanned="2">
            <text:p>Natalija Jovanovic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15/2016</text:p>
          </table:table-cell>
          <table:table-cell table:style-name="ce3" office:value-type="string" calcext:value-type="string" table:number-columns-spanned="4" table:number-rows-spanned="2">
            <text:p>Lazar Bojanic</text:p>
          </table:table-cell>
          <table:covered-table-cell table:number-columns-repeated="3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73/2017</text:p>
          </table:table-cell>
          <table:table-cell table:style-name="ce3" office:value-type="string" calcext:value-type="string" table:number-columns-spanned="4" table:number-rows-spanned="2">
            <text:p>Luka Sokolov</text:p>
          </table:table-cell>
          <table:covered-table-cell table:number-columns-repeated="3"/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24/2015</text:p>
          </table:table-cell>
          <table:table-cell table:style-name="ce3" office:value-type="string" calcext:value-type="string" table:number-columns-spanned="4" table:number-rows-spanned="2">
            <text:p>Djordje Stanojevic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71/2015</text:p>
          </table:table-cell>
          <table:table-cell table:style-name="ce3" office:value-type="string" calcext:value-type="string" table:number-columns-spanned="4" table:number-rows-spanned="2">
            <text:p>Nikola Zivkovic</text:p>
          </table:table-cell>
          <table:covered-table-cell table:number-columns-repeated="3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72/2018</text:p>
          </table:table-cell>
          <table:table-cell table:style-name="ce3" office:value-type="string" calcext:value-type="string" table:number-columns-spanned="4" table:number-rows-spanned="2">
            <text:p>Aleksandra Radosavljevic</text:p>
          </table:table-cell>
          <table:covered-table-cell table:number-columns-repeated="3"/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70/2017</text:p>
          </table:table-cell>
          <table:table-cell table:style-name="ce3" office:value-type="string" calcext:value-type="string" table:number-columns-spanned="4" table:number-rows-spanned="2">
            <text:p>Dusica Krstic</text:p>
          </table:table-cell>
          <table:covered-table-cell table:number-columns-repeated="3"/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4" office:value-type="date" office:date-value="2015-08-01" calcext:value-type="date" table:number-columns-spanned="1" table:number-rows-spanned="2">
            <text:p>8/2015</text:p>
          </table:table-cell>
          <table:table-cell table:style-name="ce3" office:value-type="string" calcext:value-type="string" table:number-columns-spanned="4" table:number-rows-spanned="2">
            <text:p>Katarina Rudinac</text:p>
          </table:table-cell>
          <table:covered-table-cell table:number-columns-repeated="3"/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72/2015</text:p>
          </table:table-cell>
          <table:table-cell table:style-name="ce3" office:value-type="string" calcext:value-type="string" table:number-columns-spanned="4" table:number-rows-spanned="2">
            <text:p>Mateja Marjanovic</text:p>
          </table:table-cell>
          <table:covered-table-cell table:number-columns-repeated="3"/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97/2015</text:p>
          </table:table-cell>
          <table:table-cell table:style-name="ce3" office:value-type="string" calcext:value-type="string" table:number-columns-spanned="4" table:number-rows-spanned="2">
            <text:p>Anja Miletic</text:p>
          </table:table-cell>
          <table:covered-table-cell table:number-columns-repeated="3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49/2015</text:p>
          </table:table-cell>
          <table:table-cell table:style-name="ce3" office:value-type="string" calcext:value-type="string" table:number-columns-spanned="4" table:number-rows-spanned="2">
            <text:p>Strahinja Ivkovic</text:p>
          </table:table-cell>
          <table:covered-table-cell table:number-columns-repeated="3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54/2015</text:p>
          </table:table-cell>
          <table:table-cell table:style-name="ce3" office:value-type="string" calcext:value-type="string" table:number-columns-spanned="4" table:number-rows-spanned="2">
            <text:p>Djordje Dimovic</text:p>
          </table:table-cell>
          <table:covered-table-cell table:number-columns-repeated="3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79/2015</text:p>
          </table:table-cell>
          <table:table-cell table:style-name="ce3" office:value-type="string" calcext:value-type="string" table:number-columns-spanned="4" table:number-rows-spanned="2">
            <text:p>Igor Mandic</text:p>
          </table:table-cell>
          <table:covered-table-cell table:number-columns-repeated="3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56/2015</text:p>
          </table:table-cell>
          <table:table-cell table:style-name="ce3" office:value-type="string" calcext:value-type="string" table:number-columns-spanned="4" table:number-rows-spanned="2">
            <text:p>Tijana Tosev</text:p>
          </table:table-cell>
          <table:covered-table-cell table:number-columns-repeated="3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72/2017</text:p>
          </table:table-cell>
          <table:table-cell table:style-name="ce3" office:value-type="string" calcext:value-type="string" table:number-columns-spanned="4" table:number-rows-spanned="2">
            <text:p>Pedja Trifunov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9/2015</text:p>
          </table:table-cell>
          <table:table-cell table:style-name="ce3" office:value-type="string" calcext:value-type="string" table:number-columns-spanned="4" table:number-rows-spanned="2">
            <text:p>Luka Glavonjic</text:p>
          </table:table-cell>
          <table:covered-table-cell table:number-columns-repeated="3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22/2016</text:p>
          </table:table-cell>
          <table:table-cell table:style-name="ce3" office:value-type="string" calcext:value-type="string" table:number-columns-spanned="4" table:number-rows-spanned="2">
            <text:p>Dragica Andjelkovic</text:p>
          </table:table-cell>
          <table:covered-table-cell table:number-columns-repeated="3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42/2015</text:p>
          </table:table-cell>
          <table:table-cell table:style-name="ce3" office:value-type="string" calcext:value-type="string" table:number-columns-spanned="4" table:number-rows-spanned="2">
            <text:p>Filip Jovasevic</text:p>
          </table:table-cell>
          <table:covered-table-cell table:number-columns-repeated="3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82/2017</text:p>
          </table:table-cell>
          <table:table-cell table:style-name="ce3" office:value-type="string" calcext:value-type="string" table:number-columns-spanned="4" table:number-rows-spanned="2">
            <text:p>Marija Filipovic</text:p>
          </table:table-cell>
          <table:covered-table-cell table:number-columns-repeated="3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63/2015</text:p>
          </table:table-cell>
          <table:table-cell table:style-name="ce3" office:value-type="string" calcext:value-type="string" table:number-columns-spanned="4" table:number-rows-spanned="2">
            <text:p>Lazar Jovanovic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335/2015</text:p>
          </table:table-cell>
          <table:table-cell table:style-name="ce3" office:value-type="string" calcext:value-type="string" table:number-columns-spanned="4" table:number-rows-spanned="2">
            <text:p>Filip Kristic</text:p>
          </table:table-cell>
          <table:covered-table-cell table:number-columns-repeated="3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1/2015</text:p>
          </table:table-cell>
          <table:table-cell table:style-name="ce3" office:value-type="string" calcext:value-type="string" table:number-columns-spanned="4" table:number-rows-spanned="2">
            <text:p>Branko Djakovic</text:p>
          </table:table-cell>
          <table:covered-table-cell table:number-columns-repeated="3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8/2015</text:p>
          </table:table-cell>
          <table:table-cell table:style-name="ce3" office:value-type="string" calcext:value-type="string" table:number-columns-spanned="4" table:number-rows-spanned="2">
            <text:p>Milan Ilic</text:p>
          </table:table-cell>
          <table:covered-table-cell table:number-columns-repeated="3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29/2016</text:p>
          </table:table-cell>
          <table:table-cell table:style-name="ce3" office:value-type="string" calcext:value-type="string" table:number-columns-spanned="4" table:number-rows-spanned="2">
            <text:p>Stefan Pantic</text:p>
          </table:table-cell>
          <table:covered-table-cell table:number-columns-repeated="3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38/2015</text:p>
          </table:table-cell>
          <table:table-cell table:style-name="ce3" office:value-type="string" calcext:value-type="string" table:number-columns-spanned="4" table:number-rows-spanned="2">
            <text:p>Dijana Zulfikaric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91/2015</text:p>
          </table:table-cell>
          <table:table-cell table:style-name="ce3" office:value-type="string" calcext:value-type="string" table:number-columns-spanned="4" table:number-rows-spanned="2">
            <text:p>Nikola Mandic</text:p>
          </table:table-cell>
          <table:covered-table-cell table:number-columns-repeated="3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85/2015</text:p>
          </table:table-cell>
          <table:table-cell table:style-name="ce3" office:value-type="string" calcext:value-type="string" table:number-columns-spanned="4" table:number-rows-spanned="2">
            <text:p>Stefan Stanisic</text:p>
          </table:table-cell>
          <table:covered-table-cell table:number-columns-repeated="3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94/2015</text:p>
          </table:table-cell>
          <table:table-cell table:style-name="ce3" office:value-type="string" calcext:value-type="string" table:number-columns-spanned="4" table:number-rows-spanned="2">
            <text:p>David Gavrilovic</text:p>
          </table:table-cell>
          <table:covered-table-cell table:number-columns-repeated="3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19/2015</text:p>
          </table:table-cell>
          <table:table-cell table:style-name="ce3" office:value-type="string" calcext:value-type="string" table:number-columns-spanned="4" table:number-rows-spanned="2">
            <text:p>Igor Nikolic</text:p>
          </table:table-cell>
          <table:covered-table-cell table:number-columns-repeated="3"/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44/2015</text:p>
          </table:table-cell>
          <table:table-cell table:style-name="ce3" office:value-type="string" calcext:value-type="string" table:number-columns-spanned="4" table:number-rows-spanned="2">
            <text:p>Nenad Perisic</text:p>
          </table:table-cell>
          <table:covered-table-cell table:number-columns-repeated="3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35/2015</text:p>
          </table:table-cell>
          <table:table-cell table:style-name="ce3" office:value-type="string" calcext:value-type="string" table:number-columns-spanned="4" table:number-rows-spanned="2">
            <text:p>Nikola Nikolic</text:p>
          </table:table-cell>
          <table:covered-table-cell table:number-columns-repeated="3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71/2015</text:p>
          </table:table-cell>
          <table:table-cell table:style-name="ce3" office:value-type="string" calcext:value-type="string" table:number-columns-spanned="4" table:number-rows-spanned="2">
            <text:p>Strahinja Mitric</text:p>
          </table:table-cell>
          <table:covered-table-cell table:number-columns-repeated="3"/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61/2015</text:p>
          </table:table-cell>
          <table:table-cell table:style-name="ce3" office:value-type="string" calcext:value-type="string" table:number-columns-spanned="4" table:number-rows-spanned="2">
            <text:p>Igor Milosevic</text:p>
          </table:table-cell>
          <table:covered-table-cell table:number-columns-repeated="3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85/2018</text:p>
          </table:table-cell>
          <table:table-cell table:style-name="ce3" office:value-type="string" calcext:value-type="string" table:number-columns-spanned="4" table:number-rows-spanned="2">
            <text:p>Tijana Todorov</text:p>
          </table:table-cell>
          <table:covered-table-cell table:number-columns-repeated="3"/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62/2018</text:p>
          </table:table-cell>
          <table:table-cell table:style-name="ce3" office:value-type="string" calcext:value-type="string" table:number-columns-spanned="4" table:number-rows-spanned="2">
            <text:p>Tamara Ivanovic</text:p>
          </table:table-cell>
          <table:covered-table-cell table:number-columns-repeated="3"/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70/2015</text:p>
          </table:table-cell>
          <table:table-cell table:style-name="ce3" office:value-type="string" calcext:value-type="string" table:number-columns-spanned="4" table:number-rows-spanned="2">
            <text:p>Mladen Dobrasinovic</text:p>
          </table:table-cell>
          <table:covered-table-cell table:number-columns-repeated="3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57/2015</text:p>
          </table:table-cell>
          <table:table-cell table:style-name="ce3" office:value-type="string" calcext:value-type="string" table:number-columns-spanned="4" table:number-rows-spanned="2">
            <text:p>Stefan Kapunac</text:p>
          </table:table-cell>
          <table:covered-table-cell table:number-columns-repeated="3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30/2015</text:p>
          </table:table-cell>
          <table:table-cell table:style-name="ce3" office:value-type="string" calcext:value-type="string" table:number-columns-spanned="4" table:number-rows-spanned="2">
            <text:p>Jelena Mirkovic</text:p>
          </table:table-cell>
          <table:covered-table-cell table:number-columns-repeated="3"/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00/2016</text:p>
          </table:table-cell>
          <table:table-cell table:style-name="ce3" office:value-type="string" calcext:value-type="string" table:number-columns-spanned="4" table:number-rows-spanned="2">
            <text:p>Zorana Gajic</text:p>
          </table:table-cell>
          <table:covered-table-cell table:number-columns-repeated="3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65/2015</text:p>
          </table:table-cell>
          <table:table-cell table:style-name="ce3" office:value-type="string" calcext:value-type="string" table:number-columns-spanned="4" table:number-rows-spanned="2">
            <text:p>Denis Alicic</text:p>
          </table:table-cell>
          <table:covered-table-cell table:number-columns-repeated="3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1/2015</text:p>
          </table:table-cell>
          <table:table-cell table:style-name="ce3" office:value-type="string" calcext:value-type="string" table:number-columns-spanned="4" table:number-rows-spanned="2">
            <text:p>Jelena Mrdak</text:p>
          </table:table-cell>
          <table:covered-table-cell table:number-columns-repeated="3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83/2015</text:p>
          </table:table-cell>
          <table:table-cell table:style-name="ce3" office:value-type="string" calcext:value-type="string" table:number-columns-spanned="4" table:number-rows-spanned="2">
            <text:p>Aleksandra Jovicic</text:p>
          </table:table-cell>
          <table:covered-table-cell table:number-columns-repeated="3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89/2015</text:p>
          </table:table-cell>
          <table:table-cell table:style-name="ce3" office:value-type="string" calcext:value-type="string" table:number-columns-spanned="4" table:number-rows-spanned="2">
            <text:p>Vladana Djordjevic</text:p>
          </table:table-cell>
          <table:covered-table-cell table:number-columns-repeated="3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80/2016</text:p>
          </table:table-cell>
          <table:table-cell table:style-name="ce3" office:value-type="string" calcext:value-type="string" table:number-columns-spanned="4" table:number-rows-spanned="2">
            <text:p>Luka Banovic</text:p>
          </table:table-cell>
          <table:covered-table-cell table:number-columns-repeated="3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77/2015</text:p>
          </table:table-cell>
          <table:table-cell table:style-name="ce3" office:value-type="string" calcext:value-type="string" table:number-columns-spanned="4" table:number-rows-spanned="2">
            <text:p>Nenad Milovanovic</text:p>
          </table:table-cell>
          <table:covered-table-cell table:number-columns-repeated="3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270/2015</text:p>
          </table:table-cell>
          <table:table-cell table:style-name="ce3" office:value-type="string" calcext:value-type="string" table:number-columns-spanned="4" table:number-rows-spanned="2">
            <text:p>Matija Kovacevic</text:p>
          </table:table-cell>
          <table:covered-table-cell table:number-columns-repeated="3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77/2015</text:p>
          </table:table-cell>
          <table:table-cell table:style-name="ce3" office:value-type="string" calcext:value-type="string" table:number-columns-spanned="4" table:number-rows-spanned="2">
            <text:p>Tijana Nikcevic</text:p>
          </table:table-cell>
          <table:covered-table-cell table:number-columns-repeated="3"/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98/2015</text:p>
          </table:table-cell>
          <table:table-cell table:style-name="ce3" office:value-type="string" calcext:value-type="string" table:number-columns-spanned="4" table:number-rows-spanned="2">
            <text:p>Filip Jovanovic</text:p>
          </table:table-cell>
          <table:covered-table-cell table:number-columns-repeated="3"/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31/2015</text:p>
          </table:table-cell>
          <table:table-cell table:style-name="ce3" office:value-type="string" calcext:value-type="string" table:number-columns-spanned="4" table:number-rows-spanned="2">
            <text:p>Djordje Vuckovic</text:p>
          </table:table-cell>
          <table:covered-table-cell table:number-columns-repeated="3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333/2015</text:p>
          </table:table-cell>
          <table:table-cell table:style-name="ce3" office:value-type="string" calcext:value-type="string" table:number-columns-spanned="4" table:number-rows-spanned="2">
            <text:p>Stefan Miric</text:p>
          </table:table-cell>
          <table:covered-table-cell table:number-columns-repeated="3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133/2015</text:p>
          </table:table-cell>
          <table:table-cell table:style-name="ce3" office:value-type="string" calcext:value-type="string" table:number-columns-spanned="4" table:number-rows-spanned="2">
            <text:p>Matija Milicevic</text:p>
          </table:table-cell>
          <table:covered-table-cell table:number-columns-repeated="3"/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35/2016</text:p>
          </table:table-cell>
          <table:table-cell table:style-name="ce3" office:value-type="string" calcext:value-type="string" table:number-columns-spanned="4" table:number-rows-spanned="2">
            <text:p>Jovana Pejkic</text:p>
          </table:table-cell>
          <table:covered-table-cell table:number-columns-repeated="3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461/2018</text:p>
          </table:table-cell>
          <table:table-cell table:style-name="ce3" office:value-type="string" calcext:value-type="string" table:number-columns-spanned="4" table:number-rows-spanned="2">
            <text:p>Nikola Kovacevic</text:p>
          </table:table-cell>
          <table:covered-table-cell table:number-columns-repeated="3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" meta:object-count="0"/>
    <meta:generator>LibreOfficeDev/6.0.5.2$Linux_X86_64 LibreOffice_project/</meta:generator>
  </office:meta>
</office:document-meta>
</file>